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7306" officeooo:paragraph-rsid="00157e0d" style:font-weight-asian="bold" style:font-weight-complex="bold"/>
    </style:style>
    <style:style style:name="P2" style:family="paragraph" style:parent-style-name="Standard">
      <style:text-properties fo:font-weight="bold" officeooo:rsid="0008c3f5" officeooo:paragraph-rsid="0008c3f5" style:font-weight-asian="bold" style:font-weight-complex="bold"/>
    </style:style>
    <style:style style:name="P3" style:family="paragraph" style:parent-style-name="Standard">
      <style:text-properties fo:font-weight="bold" officeooo:rsid="000917f3" officeooo:paragraph-rsid="000917f3" style:font-weight-asian="bold" style:font-weight-complex="bold"/>
    </style:style>
    <style:style style:name="P4" style:family="paragraph" style:parent-style-name="Standard">
      <style:text-properties fo:font-weight="bold" officeooo:rsid="0015f085" officeooo:paragraph-rsid="0015f085" style:font-weight-asian="bold" style:font-weight-complex="bold"/>
    </style:style>
    <style:style style:name="P5" style:family="paragraph" style:parent-style-name="Standard">
      <style:text-properties officeooo:rsid="00047306" officeooo:paragraph-rsid="00157e0d"/>
    </style:style>
    <style:style style:name="P6" style:family="paragraph" style:parent-style-name="Standard">
      <style:text-properties officeooo:rsid="00051fa4" officeooo:paragraph-rsid="00051fa4"/>
    </style:style>
    <style:style style:name="P7" style:family="paragraph" style:parent-style-name="Standard">
      <style:text-properties officeooo:rsid="00051fa4" officeooo:paragraph-rsid="00157e0d"/>
    </style:style>
    <style:style style:name="P8" style:family="paragraph" style:parent-style-name="Standard">
      <style:text-properties officeooo:rsid="0008361f" officeooo:paragraph-rsid="0008361f"/>
    </style:style>
    <style:style style:name="P9" style:family="paragraph" style:parent-style-name="Standard">
      <style:text-properties officeooo:rsid="0006760b" officeooo:paragraph-rsid="0008c3f5"/>
    </style:style>
    <style:style style:name="P10" style:family="paragraph" style:parent-style-name="Standard">
      <style:text-properties officeooo:rsid="0008c3f5" officeooo:paragraph-rsid="0008c3f5"/>
    </style:style>
    <style:style style:name="P11" style:family="paragraph" style:parent-style-name="Standard">
      <style:text-properties officeooo:rsid="0008c3f5" officeooo:paragraph-rsid="000b50e0"/>
    </style:style>
    <style:style style:name="P12" style:family="paragraph" style:parent-style-name="Standard">
      <style:text-properties officeooo:rsid="0008c3f5" officeooo:paragraph-rsid="000f4e8b"/>
    </style:style>
    <style:style style:name="P13" style:family="paragraph" style:parent-style-name="Standard">
      <style:text-properties officeooo:rsid="000917f3" officeooo:paragraph-rsid="000917f3"/>
    </style:style>
    <style:style style:name="P14" style:family="paragraph" style:parent-style-name="Standard">
      <style:text-properties officeooo:rsid="000a6004" officeooo:paragraph-rsid="000a6004"/>
    </style:style>
    <style:style style:name="P15" style:family="paragraph" style:parent-style-name="Standard">
      <style:text-properties officeooo:rsid="0015f085" officeooo:paragraph-rsid="0015f085"/>
    </style:style>
    <style:style style:name="T1" style:family="text">
      <style:text-properties officeooo:rsid="00051fa4"/>
    </style:style>
    <style:style style:name="T2" style:family="text">
      <style:text-properties officeooo:rsid="0006760b"/>
    </style:style>
    <style:style style:name="T3" style:family="text">
      <style:text-properties officeooo:rsid="0008361f"/>
    </style:style>
    <style:style style:name="T4" style:family="text">
      <style:text-properties officeooo:rsid="000917f3"/>
    </style:style>
    <style:style style:name="T5" style:family="text">
      <style:text-properties officeooo:rsid="000b50e0"/>
    </style:style>
    <style:style style:name="T6" style:family="text">
      <style:text-properties officeooo:rsid="000f4e8b"/>
    </style:style>
    <style:style style:name="T7" style:family="text">
      <style:text-properties officeooo:rsid="00110fe4"/>
    </style:style>
    <style:style style:name="T8" style:family="text">
      <style:text-properties officeooo:rsid="00145832"/>
    </style:style>
    <style:style style:name="T9" style:family="text">
      <style:text-properties officeooo:rsid="0015f0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문제 제기)</text:p>
      <text:p text:style-name="P5">- mBERT와 XLM-R에서, 영어와 거리가 먼 언어들의 zero-shot 성능은 떨어지는 편이다.</text:p>
      <text:p text:style-name="P5"><text:span text:style-name="T1">SOV와 SVO언어 간 </text:span><text:span text:style-name="T3">(혹은 NA, AN언어 간) </text:span><text:span text:style-name="T1">vector space에 align이 잘 안되기 때문이다.</text:span></text:p>
      <text:p text:style-name="P5">- <text:span text:style-name="T3">CoSDA-ML의 t-SNE visualization을 보면, 동일한 intent에 대해 여러 언어가 더 잘 mapping 된다.</text:span></text:p>
      <text:p text:style-name="P7">- <text:span text:style-name="T2">CoSDA-ML 결과를 보면, 전반적으로 영어와 거리가 가까운 언어들의 성능보다 거리가 먼 언어의 성능들이 더 큰 폭으로 향상되었다.</text:span></text:p>
      <text:p text:style-name="P6"/>
      <text:p text:style-name="P6">주제)</text:p>
      <text:p text:style-name="P1"/>
      <text:p text:style-name="P1">Linguistic distance에 따른 CoSDA-ML 성능 고찰</text:p>
      <text:p text:style-name="P8"/>
      <text:p text:style-name="P2">(1) code-switching에 사용된 언어에 따라 결과가 다르지 않을까?</text:p>
      <text:p text:style-name="P9"/>
      <text:p text:style-name="P9">a. XLM-R </text:p>
      <text:p text:style-name="P9">b. XLM-R + Eng-close Code Switching <text:span text:style-name="T3">(영어와 가까운 언어들로만 code-switch)</text:span></text:p>
      <text:p text:style-name="P9">c. XLM-R + Eng-far Code Switching <text:span text:style-name="T3">(영어와 먼 언어들로만 code-switch)</text:span></text:p>
      <text:p text:style-name="P9">d. XLM-R + Eng-all Code Switching <text:span text:style-name="T3">(거리 상관없이 code-switch)</text:span></text:p>
      <text:p text:style-name="P10"/>
      <text:p text:style-name="P11">전반적으로 a→b 보다 a→c의 성능 향상 폭이 크지 않을까? 나이브한 생각으로는, 이미 사전학습된 모델에, <text:span text:style-name="T5">[</text:span>영어-영어와 거리가 먼 언어<text:span text:style-name="T5">]의 align 기회를 추가적으로 학습시키는 것이, [영어-영어와 거리가 가까운 언어]의 align 기회보다 더 많은 정보를 제공할 것으로 예상되고, 따라서 성능이 더 크게 향상될 여지가 있을 것으로 생각한다.</text:span></text:p>
      <text:p text:style-name="P10"/>
      <text:p text:style-name="P2">(2) src 언어에 따라서 결과가 다르지 않을까?</text:p>
      <text:p text:style-name="P10"/>
      <text:p text:style-name="P10">a. Eng(src) <text:span text:style-name="T6">+ any Lang(tgt)</text:span> → Jp(zeroshot)</text:p>
      <text:p text:style-name="P10">b. Kor(src) <text:span text:style-name="T6">+ any Lang(tgt)</text:span> → Jp(zeroshot)</text:p>
      <text:p text:style-name="P10"/>
      <text:p text:style-name="P12">a보다 b의 결과가 더 좋지 않을까? (이 경우 <text:s/>Eng와 Kor의 데이터 양은 비슷해야 함) </text:p>
      <text:p text:style-name="P12">이미 기존 연구들에서, <text:span text:style-name="T6">finetuning언어와 zeroshot 언어의 syntactic 유사도가 성능에 큰 영향을 미침이 밝혀졌다. 따라서 </text:span><text:span text:style-name="T7">cs의 src를 zerohost 언어와 가까운 언어로 설정하면 성능을 향상시킬 수 있을 것 같다.</text:span></text:p>
      <text:p text:style-name="P12"/>
      <text:p text:style-name="P12"/>
      <text:p text:style-name="P3">(3) Low-resource language에 곧바로 적용해볼 수 있지 않을까?</text:p>
      <text:p text:style-name="P13"/>
      <text:p text:style-name="P14">Cross-linguistic transfer learning의 목표 중 하나가 low resource language에의 nlp 태스크이다. 따라서 CoSDA-ML에서 사용되지 않은 소수 언어들에 실험을 적용해보고, 성능을 살펴보면 좋을 것 같다. 이때 (1)과 비슷한 아이디어로, LAN(cs시 랜덤으로 선택하는 언어) 후보군에 해당 언어와 비슷한 언어학적 자질을 갖는 언어들을 배치해볼 수 있을 것 같다. </text:p>
      <text:p text:style-name="P14"><text:span text:style-name="T4">(다만, 해당 low-resource language언어를 L라고 하면, Eng-L 사전이 존재함과 동시에, 특정 task를 진행할 수 있을 정도의 코퍼스가 있는 언어여야 한다.)</text:span></text:p>
      <text:p text:style-name="P13"/>
      <text:p text:style-name="P10"/>
      <text:p text:style-name="P10"/>
      <text:p text:style-name="P10"/>
      <text:p text:style-name="P9"/>
      <text:p text:style-name="P13"><text:soft-page-break/>문제 제기)</text:p>
      <text:p text:style-name="P13">- <text:span text:style-name="T8">SCOPA는 </text:span>pairwise alignment (replace) 가 일반적인 token replacement보다 더 좋은 성능을 냄을 입증하였다.</text:p>
      <text:p text:style-name="P13">- <text:span text:style-name="T8">CoSDA-ML은 </text:span>여러 언어를 한번에 <text:span text:style-name="T8">mapping시킨 단일한 모델 생성로 성능을 향상시켰다.</text:span></text:p>
      <text:p text:style-name="P13"/>
      <text:p text:style-name="P13">주제<text:span text:style-name="T9">)</text:span></text:p>
      <text:p text:style-name="P4">CoSDA-ML에의 pairwise alignment적용</text:p>
      <text:p text:style-name="P15"/>
      <text:p text:style-name="P15">CoSDA-ML의 cs 과정에서, pairwise alignment를 적용하여 replace하면, 둘의 장점을 모두 취할 수 있는 것 아닌가? </text:p>
      <text:p text:style-name="P15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3:43:27.232700901</meta:creation-date>
    <dc:date>2021-10-25T11:31:30.913483229</dc:date>
    <meta:editing-duration>PT44M4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815" meta:character-count="1667" meta:non-whitespace-character-count="1360"/>
  </office:meta>
</office:document-meta>
</file>